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2283in"/>
    </style:style>
    <style:style style:name="co13" style:family="table-column">
      <style:table-column-properties fo:break-before="auto" style:column-width="0.3138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11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BMN</text:p>
          </table:table-cell>
          <table:table-cell table:style-name="ce1" office:value-type="string" calcext:value-type="string">
            <text:p>@-@</text:p>
          </table:table-cell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event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chondroplasia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271" calcext:value-type="float">
            <text:p>0.8271</text:p>
          </table:table-cell>
          <table:table-cell office:value-type="string" calcext:value-type="string">
            <text:p>.</text:p>
          </table:table-cell>
          <table:table-cell office:value-type="float" office:value="0.678" calcext:value-type="float">
            <text:p>0.678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7983" calcext:value-type="float">
            <text:p>0.798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hondroplasia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46" calcext:value-type="float">
            <text:p>0.746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8603" calcext:value-type="float">
            <text:p>0.8603</text:p>
          </table:table-cell>
          <table:table-cell office:value-type="float" office:value="1" calcext:value-type="float">
            <text:p>1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343" calcext:value-type="float">
            <text:p>0.834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088" calcext:value-type="float">
            <text:p>0.9088</text:p>
          </table:table-cell>
          <table:table-cell office:value-type="string" calcext:value-type="string">
            <text:p>.</text:p>
          </table:table-cell>
          <table:table-cell office:value-type="float" office:value="0.8138" calcext:value-type="float">
            <text:p>0.813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95" calcext:value-type="float">
            <text:p>0.9795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087" calcext:value-type="float">
            <text:p>0.908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41" calcext:value-type="float">
            <text:p>0.9841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46" calcext:value-type="float">
            <text:p>0.8846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.</text:p>
          </table:table-cell>
          <table:table-cell office:value-type="float" office:value="0.7682" calcext:value-type="float">
            <text:p>0.7682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0.8065" calcext:value-type="float">
            <text:p>0.806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9253" calcext:value-type="float">
            <text:p>0.9253</text:p>
          </table:table-cell>
          <table:table-cell office:value-type="float" office:value="1" calcext:value-type="float">
            <text:p>1</text:p>
          </table:table-cell>
          <table:table-cell office:value-type="float" office:value="0.9138" calcext:value-type="float">
            <text:p>0.9138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.</text:p>
          </table:table-cell>
          <table:table-cell office:value-type="float" office:value="0.7306" calcext:value-type="float">
            <text:p>0.730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358" calcext:value-type="float">
            <text:p>0.7358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8515" calcext:value-type="float">
            <text:p>0.851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876" calcext:value-type="float">
            <text:p>0.7876</text:p>
          </table:table-cell>
          <table:table-cell office:value-type="float" office:value="1" calcext:value-type="float">
            <text:p>1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832" calcext:value-type="float">
            <text:p>0.783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852" calcext:value-type="float">
            <text:p>0.785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496" calcext:value-type="float">
            <text:p>0.8496</text:p>
          </table:table-cell>
          <table:table-cell office:value-type="float" office:value="1" calcext:value-type="float">
            <text:p>1</text:p>
          </table:table-cell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string" calcext:value-type="string">
            <text:p>dwarfism</text:p>
          </table:table-cell>
          <table:table-cell office:value-type="string" calcext:value-type="string">
            <text:p>.</text:p>
          </table:table-cell>
          <table:table-cell office:value-type="float" office:value="0.6093" calcext:value-type="float">
            <text:p>0.6093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587" calcext:value-type="float">
            <text:p>0.6587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033" calcext:value-type="float">
            <text:p>0.603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38" calcext:value-type="float">
            <text:p>0.738</text:p>
          </table:table-cell>
          <table:table-cell office:value-type="float" office:value="0.8473" calcext:value-type="float">
            <text:p>0.8473</text:p>
          </table:table-cell>
          <table:table-cell office:value-type="float" office:value="1" calcext:value-type="float">
            <text:p>1</text:p>
          </table:table-cell>
          <table:table-cell office:value-type="float" office:value="0.7874" calcext:value-type="float">
            <text:p>0.7874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.</text:p>
          </table:table-cell>
          <table:table-cell office:value-type="float" office:value="0.8644" calcext:value-type="float">
            <text:p>0.864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.</text:p>
          </table:table-cell>
          <table:table-cell office:value-type="float" office:value="0.8548" calcext:value-type="float">
            <text:p>0.854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17" calcext:value-type="float">
            <text:p>0.9917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917" calcext:value-type="float">
            <text:p>0.7917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7428" calcext:value-type="float">
            <text:p>0.7428</text:p>
          </table:table-cell>
          <table:table-cell office:value-type="float" office:value="1" calcext:value-type="float">
            <text:p>1</text:p>
          </table:table-cell>
          <table:table-cell office:value-type="float" office:value="0.7645" calcext:value-type="float">
            <text:p>0.764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34" calcext:value-type="float">
            <text:p>0.873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855" calcext:value-type="float">
            <text:p>0.985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0.8769" calcext:value-type="float">
            <text:p>0.8769</text:p>
          </table:table-cell>
          <table:table-cell office:value-type="float" office:value="1" calcext:value-type="float">
            <text:p>1</text:p>
          </table:table-cell>
          <table:table-cell office:value-type="float" office:value="0.9114" calcext:value-type="float">
            <text:p>0.9114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34" calcext:value-type="float">
            <text:p>0.9434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279" calcext:value-type="float">
            <text:p>0.8279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402" calcext:value-type="float">
            <text:p>0.8402</text:p>
          </table:table-cell>
          <table:table-cell office:value-type="string" calcext:value-type="string">
            <text:p>.</text:p>
          </table:table-cell>
          <table:table-cell office:value-type="float" office:value="0.873" calcext:value-type="float">
            <text:p>0.87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037" calcext:value-type="float">
            <text:p>0.9037</text:p>
          </table:table-cell>
          <table:table-cell office:value-type="float" office:value="1" calcext:value-type="float">
            <text:p>1</text:p>
          </table:table-cell>
          <table:table-cell office:value-type="float" office:value="0.8361" calcext:value-type="float">
            <text:p>0.8361</text:p>
          </table:table-cell>
        </table:table-row>
        <table:table-row table:style-name="ro1">
          <table:table-cell table:style-name="ce1" office:value-type="string" calcext:value-type="string">
            <text:p>that</text:p>
          </table:table-cell>
          <table:table-cell table:number-columns-repeated="9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1">
          <table:table-cell table:style-name="ce1" office:value-type="string" calcext:value-type="string">
            <text:p>substance</text:p>
          </table:table-cell>
          <table:table-cell office:value-type="string" calcext:value-type="string">
            <text:p>.</text:p>
          </table:table-cell>
          <table:table-cell office:value-type="float" office:value="0.9511" calcext:value-type="float">
            <text:p>0.951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857" calcext:value-type="float">
            <text:p>0.7857</text:p>
          </table:table-cell>
          <table:table-cell office:value-type="string" calcext:value-type="string">
            <text:p>.</text:p>
          </table:table-cell>
          <table:table-cell office:value-type="float" office:value="0.8139" calcext:value-type="float">
            <text:p>0.8139</text:p>
          </table:table-cell>
          <table:table-cell office:value-type="string" calcext:value-type="string">
            <text:p>.</text:p>
          </table:table-cell>
          <table:table-cell table:number-columns-repeated="3" table:style-name="ce1" office:value-type="string" calcext:value-type="string">
            <text:p>.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707" calcext:value-type="float">
            <text:p>0.7707</text:p>
          </table:table-cell>
          <table:table-cell table:number-columns-repeated="3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8064" calcext:value-type="float">
            <text:p>0.8064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21" calcext:value-type="float">
            <text:p>0.8921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833" calcext:value-type="float">
            <text:p>0.983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0.9203" calcext:value-type="float">
            <text:p>0.9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chondroplasia</text:p>
          </table:table-cell>
          <table:table-cell office:value-type="float" office:value="0.6415" calcext:value-type="float">
            <text:p>0.641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6581" calcext:value-type="float">
            <text:p>0.6581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49" calcext:value-type="float">
            <text:p>0.649</text:p>
          </table:table-cell>
          <table:table-cell office:value-type="float" office:value="1" calcext:value-type="float">
            <text:p>1</text:p>
          </table:table-cell>
          <table:table-cell office:value-type="float" office:value="0.7746" calcext:value-type="float">
            <text:p>0.7746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175" calcext:value-type="float">
            <text:p>0.717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float" office:value="0.7992" calcext:value-type="float">
            <text:p>0.7992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8166" calcext:value-type="float">
            <text:p>0.816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915" calcext:value-type="float">
            <text:p>0.7915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8218" calcext:value-type="float">
            <text:p>0.821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8614" calcext:value-type="float">
            <text:p>0.861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.</text:p>
          </table:table-cell>
          <table:table-cell office:value-type="float" office:value="0.9225" calcext:value-type="float">
            <text:p>0.922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295" calcext:value-type="float">
            <text:p>0.8295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643" calcext:value-type="float">
            <text:p>0.864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81" calcext:value-type="float">
            <text:p>0.781</text:p>
          </table:table-cell>
          <table:table-cell office:value-type="float" office:value="1" calcext:value-type="float">
            <text:p>1</text:p>
          </table:table-cell>
          <table:table-cell office:value-type="float" office:value="0.9399" calcext:value-type="float">
            <text:p>0.9399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.</text:p>
          </table:table-cell>
          <table:table-cell office:value-type="float" office:value="0.9558" calcext:value-type="float">
            <text:p>0.9558</text:p>
          </table:table-cell>
          <table:table-cell table:number-columns-repeated="20" office:value-type="string" calcext:value-type="string">
            <text:p>.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.</text:p>
          </table:table-cell>
          <table:table-cell office:value-type="float" office:value="0.8063" calcext:value-type="float">
            <text:p>0.8063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0.7923" calcext:value-type="float">
            <text:p>0.792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7155" calcext:value-type="float">
            <text:p>0.7155</text:p>
          </table:table-cell>
        </table:table-row>
        <table:table-row table:style-name="ro1">
          <table:table-cell table:number-columns-repeated="2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45" calcext:value-type="float">
            <text:p>0.9145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654" calcext:value-type="float">
            <text:p>0.9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12:34.051013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12:55.980539145</dc:date>
    <meta:editing-duration>PT2M9S</meta:editing-duration>
    <meta:editing-cycles>2</meta:editing-cycles>
    <meta:generator>LibreOffice/6.4.7.2$Linux_X86_64 LibreOffice_project/40$Build-2</meta:generator>
    <meta:document-statistic meta:table-count="1" meta:cell-count="832" meta:object-count="0"/>
  </office:meta>
</office:document-meta>
</file>